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/>
    <style:font-face style:name="Ubuntu Mono" svg:font-family="'Ubuntu Mono'" style:font-pitch="fixed"/>
  </office:font-face-decls>
  <office:automatic-styles>
    <style:style style:name="P1" style:family="paragraph" style:parent-style-name="Standard">
      <style:paragraph-properties style:writing-mode="lr-tb"/>
      <style:text-properties style:font-name="Ubuntu Mono"/>
    </style:style>
    <style:style style:name="P2" style:family="paragraph" style:parent-style-name="Standard">
      <style:paragraph-properties fo:margin-top="0.0799in" fo:margin-bottom="0in" style:contextual-spacing="false" style:writing-mode="lr-tb"/>
      <style:text-properties style:font-name="Ubuntu Mono" officeooo:rsid="001d0737" officeooo:paragraph-rsid="001d0737"/>
    </style:style>
    <style:style style:name="P3" style:family="paragraph" style:parent-style-name="Standard">
      <style:paragraph-properties fo:margin-top="0.0598in" fo:margin-bottom="0in" style:contextual-spacing="false" style:writing-mode="lr-tb"/>
      <style:text-properties style:font-name="Ubuntu Mono" fo:font-size="22pt" fo:font-weight="bold" officeooo:rsid="001d0737" officeooo:paragraph-rsid="00219893" style:font-size-asian="22pt" style:font-weight-asian="bold" style:font-size-complex="22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d0737" style:font-size-asian="16pt" style:font-size-complex="16pt"/>
    </style:style>
    <style:style style:name="T3" style:family="text">
      <style:text-properties fo:font-size="16pt" officeooo:rsid="001eb0fd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01d0737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207970" style:font-size-asian="16pt" style:font-weight-asian="bold" style:font-size-complex="16pt" style:font-weight-complex="bold"/>
    </style:style>
    <style:style style:name="T7" style:family="text">
      <style:text-properties fo:color="#2f8668" loext:opacity="100%" fo:font-size="16pt" style:text-underline-style="none" fo:font-weight="bold" officeooo:rsid="001d0737" style:font-size-asian="16pt" style:font-weight-asian="bold" style:font-size-complex="16pt" style:font-weight-complex="bold"/>
    </style:style>
    <style:style style:name="T8" style:family="text">
      <style:text-properties fo:color="#124681" loext:opacity="100%" fo:font-size="16pt" fo:font-weight="bold" officeooo:rsid="001d0737" style:font-size-asian="16pt" style:font-weight-asian="bold" style:font-size-complex="16pt" style:font-weight-complex="bold"/>
    </style:style>
    <style:style style:name="T9" style:family="text">
      <style:text-properties fo:font-size="48pt" style:font-size-asian="48pt" style:font-size-complex="48pt"/>
    </style:style>
    <style:style style:name="T10" style:family="text">
      <style:text-properties fo:font-size="30pt" style:font-size-asian="30pt" style:font-size-complex="30pt"/>
    </style:style>
    <style:style style:name="T11" style:family="text">
      <style:text-properties fo:font-size="50pt" style:font-size-asian="50pt" style:font-size-complex="50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34pt" style:font-size-asian="34pt" style:font-size-complex="34pt"/>
    </style:style>
    <style:style style:name="T14" style:family="text">
      <style:text-properties fo:font-size="54pt" style:font-size-asian="54pt" style:font-size-complex="54pt"/>
    </style:style>
    <style:style style:name="T15" style:family="text">
      <style:text-properties fo:font-size="33pt" style:font-size-asian="33pt" style:font-size-complex="33pt"/>
    </style:style>
    <style:style style:name="T16" style:family="text">
      <style:text-properties fo:font-size="335pt" style:font-size-asian="335pt" style:font-size-complex="335pt"/>
    </style:style>
    <style:style style:name="T17" style:family="text">
      <style:text-properties fo:font-size="33.5pt" style:font-size-asian="33.5pt" style:font-size-complex="33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mailto:bwinf@DeepThought" text:style-name="Internet_20_link" text:visited-style-name="Visited_20_Internet_20_Link"><text:span text:style-name="T7">bwinf@DeepThought</text:span></text:a><text:span text:style-name="T5">:</text:span><text:span text:style-name="T8">~</text:span><text:span text:style-name="T2">$ python3 TheAnswer</text:span><text:span text:style-name="T3">T</text:span><text:span text:style-name="T2">o</text:span><text:span text:style-name="T3">T</text:span><text:span text:style-name="T2">heUltimateQuestionofLife</text:span><text:span text:style-name="T1">.</text:span><text:span text:style-name="T2">py</text:span></text:p>
      <text:p text:style-name="P2"><text:span text:style-name="T4">Finished in 7,</text:span><text:span text:style-name="T6">5</text:span><text:span text:style-name="T4">00,000 years</text:span><text:span text:style-name="T1"> with the following result...</text:span></text:p>
      <text:p text:style-name="P3"><text:span text:style-name="T14">42.</text:span> <text:span text:style-name="T17">Bundeswettbewerb Informatik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Ubuntu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Ubuntu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Ubuntu" fo:font-family="Ubuntu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Ubuntu" fo:font-family="Ubuntu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16:57:17.092091512</meta:creation-date>
    <dc:date>2024-06-17T07:02:36.163127296</dc:date>
    <meta:editing-duration>PT6M21S</meta:editing-duration>
    <meta:editing-cycles>6</meta:editing-cycles>
    <meta:generator>LibreOffice/24.2.4.2$Linux_X86_64 LibreOffice_project/d29029bfb700ea4a272da1366c5f5e7c14e351b5</meta:generator>
    <meta:document-statistic meta:table-count="0" meta:image-count="0" meta:object-count="0" meta:page-count="1" meta:paragraph-count="3" meta:word-count="14" meta:character-count="155" meta:non-whitespace-character-count="144"/>
  </office:meta>
</office:document-meta>
</file>